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fae3" officeooo:paragraph-rsid="001efae3"/>
    </style:style>
    <style:style style:name="P3" style:family="paragraph" style:parent-style-name="Text_20_body">
      <style:text-properties style:font-name="Times New Roman" officeooo:rsid="00199b94" officeooo:paragraph-rsid="00199b94"/>
    </style:style>
    <style:style style:name="P4" style:family="paragraph" style:parent-style-name="Text_20_body">
      <style:text-properties style:font-name="Times New Roman" fo:font-size="16.1000003814697pt" fo:language="zxx" fo:country="none" fo:font-weight="bold" officeooo:rsid="001a8210" officeooo:paragraph-rsid="001a8210"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5" style:family="paragraph" style:parent-style-name="Text_20_body">
      <style:text-properties style:font-name="Times New Roman" fo:language="en" fo:country="SG"/>
    </style:style>
    <style:style style:name="P6" style:family="paragraph" style:parent-style-name="Text_20_body">
      <style:text-properties style:font-name="Times New Roman" fo:language="en" fo:country="SG" fo:font-style="italic" officeooo:rsid="0026d8cf" officeooo:paragraph-rsid="0026d8cf" style:font-style-asian="italic" style:font-style-complex="italic"/>
    </style:style>
    <style:style style:name="P7" style:family="paragraph" style:parent-style-name="Text_20_body">
      <style:text-properties style:font-name="Times New Roman" fo:language="en" fo:country="SG" fo:font-style="normal" officeooo:rsid="002bdd24" officeooo:paragraph-rsid="002bdd24" style:font-style-asian="normal" style:font-style-complex="normal"/>
    </style:style>
    <style:style style:name="P8" style:family="paragraph" style:parent-style-name="Text_20_body">
      <style:text-properties style:font-name="Times New Roman" fo:language="en" fo:country="SG" fo:font-style="normal" fo:font-weight="normal" officeooo:rsid="002da27b" officeooo:paragraph-rsid="002da27b"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officeooo:rsid="001bd27f" officeooo:paragraph-rsid="001bd27f"/>
    </style:style>
    <style:style style:name="P10" style:family="paragraph" style:parent-style-name="Standard">
      <style:paragraph-properties fo:text-align="start" style:justify-single-word="false"/>
      <style:text-properties fo:language="en" fo:country="SG" fo:font-weight="normal" officeooo:rsid="001dba96" officeooo:paragraph-rsid="001dba96" style:font-weight-asian="normal" style:font-weight-complex="normal"/>
    </style:style>
    <style:style style:name="P11" style:family="paragraph" style:parent-style-name="Subtitle">
      <style:paragraph-properties fo:text-align="end" style:justify-single-word="false"/>
      <style:text-properties officeooo:rsid="00104a75" officeooo:paragraph-rsid="00104a75"/>
    </style:style>
    <style:style style:name="P12" style:family="paragraph" style:parent-style-name="Title">
      <style:text-properties style:font-name="Times New Roman"/>
    </style:style>
    <style:style style:name="P13" style:family="paragraph" style:parent-style-name="Text_20_body">
      <style:paragraph-properties fo:break-before="page"/>
      <style:text-properties style:font-name="Times New Roman" fo:language="en" fo:country="SG" fo:font-style="normal" fo:font-weight="bold" officeooo:rsid="002bdd24" officeooo:paragraph-rsid="002bdd24" style:font-style-asian="normal" style:font-weight-asian="bold" style:font-style-complex="normal" style:font-weight-complex="bold"/>
    </style:style>
    <style:style style:name="P14" style:family="paragraph" style:parent-style-name="Standard" style:list-style-name="L4">
      <style:paragraph-properties fo:text-align="start" style:justify-single-word="false"/>
      <style:text-properties officeooo:rsid="001bd27f" officeooo:paragraph-rsid="001bd27f"/>
    </style:style>
    <style:style style:name="P15" style:family="paragraph" style:parent-style-name="Standard" style:list-style-name="L5">
      <style:paragraph-properties fo:text-align="start" style:justify-single-word="false"/>
      <style:text-properties officeooo:rsid="001cd3b6" officeooo:paragraph-rsid="001cd3b6"/>
    </style:style>
    <style:style style:name="P16" style:family="paragraph" style:parent-style-name="Heading_20_1">
      <style:text-properties style:font-name="Times New Roman" officeooo:rsid="00109cd4" officeooo:paragraph-rsid="00109cd4"/>
    </style:style>
    <style:style style:name="P17" style:family="paragraph" style:parent-style-name="Heading_20_1">
      <style:text-properties style:font-name="Times New Roman" fo:font-weight="bold" officeooo:rsid="0013fced" officeooo:paragraph-rsid="0013fced" style:font-weight-asian="bold" style:font-weight-complex="bold"/>
    </style:style>
    <style:style style:name="P18" style:family="paragraph" style:parent-style-name="Heading_20_1">
      <style:paragraph-properties fo:break-before="page"/>
      <style:text-properties officeooo:paragraph-rsid="00104a75"/>
    </style:style>
    <style:style style:name="P19" style:family="paragraph" style:parent-style-name="Heading_20_1">
      <style:paragraph-properties fo:break-before="page"/>
      <style:text-properties style:font-name="Times New Roman"/>
    </style:style>
    <style:style style:name="P20" style:family="paragraph" style:parent-style-name="Text_20_body" style:list-style-name="L1">
      <style:text-properties officeooo:paragraph-rsid="00109cd4"/>
    </style:style>
    <style:style style:name="P21" style:family="paragraph" style:parent-style-name="Text_20_body" style:list-style-name="L1">
      <style:text-properties officeooo:rsid="00109cd4" officeooo:paragraph-rsid="00109cd4"/>
    </style:style>
    <style:style style:name="P22" style:family="paragraph" style:parent-style-name="Text_20_body" style:list-style-name="L1">
      <style:text-properties fo:font-weight="bold" officeooo:rsid="00109cd4" officeooo:paragraph-rsid="00109cd4" style:font-weight-asian="bold" style:font-weight-complex="bold"/>
    </style:style>
    <style:style style:name="P23" style:family="paragraph" style:parent-style-name="Text_20_body" style:list-style-name="L1">
      <style:text-properties fo:font-weight="bold" officeooo:rsid="001262e0" officeooo:paragraph-rsid="001262e0" style:font-weight-asian="bold" style:font-weight-complex="bold"/>
    </style:style>
    <style:style style:name="P24" style:family="paragraph" style:parent-style-name="Text_20_body" style:list-style-name="L1">
      <style:text-properties fo:font-weight="bold" officeooo:rsid="0013fced" officeooo:paragraph-rsid="0013fced" style:font-weight-asian="bold" style:font-weight-complex="bold"/>
    </style:style>
    <style:style style:name="P25" style:family="paragraph" style:parent-style-name="Text_20_body" style:list-style-name="L1">
      <style:paragraph-properties>
        <style:tab-stops/>
      </style:paragraph-properties>
      <style:text-properties fo:font-weight="bold" officeooo:rsid="0013fced" officeooo:paragraph-rsid="0013fced" style:font-weight-asian="bold" style:font-weight-complex="bold"/>
    </style:style>
    <style:style style:name="P26" style:family="paragraph" style:parent-style-name="Text_20_body" style:list-style-name="L2">
      <style:text-properties fo:font-weight="bold" officeooo:rsid="00157e37" officeooo:paragraph-rsid="00157e37" style:font-weight-asian="bold" style:font-weight-complex="bold"/>
    </style:style>
    <style:style style:name="P27" style:family="paragraph" style:parent-style-name="Text_20_body" style:list-style-name="L2">
      <style:text-properties officeooo:paragraph-rsid="00157e37"/>
    </style:style>
    <style:style style:name="P28" style:family="paragraph" style:parent-style-name="Text_20_body" style:list-style-name="L2">
      <style:text-properties style:font-name="Times New Roman" fo:font-weight="normal" officeooo:rsid="00157e37" officeooo:paragraph-rsid="00157e37" style:font-weight-asian="normal" style:font-weight-complex="normal"/>
    </style:style>
    <style:style style:name="P29" style:family="paragraph" style:parent-style-name="Text_20_body" style:list-style-name="L2">
      <style:text-properties style:font-name="Times New Roman" fo:font-weight="normal" officeooo:rsid="00175470" officeooo:paragraph-rsid="00175470" style:font-weight-asian="normal" style:font-weight-complex="normal"/>
    </style:style>
    <style:style style:name="P30" style:family="paragraph" style:parent-style-name="Text_20_body" style:list-style-name="L2">
      <style:text-properties style:font-name="Times New Roman" fo:font-weight="bold" officeooo:rsid="00157e37" officeooo:paragraph-rsid="00157e37" style:font-weight-asian="bold" style:font-weight-complex="bold"/>
    </style:style>
    <style:style style:name="P31" style:family="paragraph" style:parent-style-name="Text_20_body" style:list-style-name="L3">
      <style:text-properties style:font-name="Times New Roman" officeooo:rsid="00199b94" officeooo:paragraph-rsid="00199b94"/>
    </style:style>
    <style:style style:name="P32" style:family="paragraph" style:parent-style-name="Text_20_body" style:list-style-name="L3">
      <style:text-properties style:font-name="Times New Roman" officeooo:rsid="001a8210" officeooo:paragraph-rsid="001a8210"/>
    </style:style>
    <style:style style:name="P33" style:family="paragraph" style:parent-style-name="Text_20_body" style:list-style-name="L6">
      <style:text-properties style:font-name="Times New Roman" fo:language="en" fo:country="SG" officeooo:rsid="00242c8d" officeooo:paragraph-rsid="00242c8d"/>
    </style:style>
    <style:style style:name="P34" style:family="paragraph" style:parent-style-name="Text_20_body" style:list-style-name="L7">
      <style:text-properties style:font-name="Times New Roman" fo:language="en" fo:country="SG" officeooo:rsid="0025e169" officeooo:paragraph-rsid="0025e169"/>
    </style:style>
    <style:style style:name="P35" style:family="paragraph" style:parent-style-name="Text_20_body" style:list-style-name="L7">
      <style:text-properties style:font-name="Times New Roman" fo:language="en" fo:country="SG" officeooo:rsid="00286cb5" officeooo:paragraph-rsid="00286cb5"/>
    </style:style>
    <style:style style:name="P36" style:family="paragraph" style:parent-style-name="Text_20_body" style:list-style-name="L2">
      <style:text-properties fo:font-weight="normal" officeooo:rsid="00157e37" officeooo:paragraph-rsid="00175470" style:font-weight-asian="normal" style:font-weight-complex="normal"/>
    </style:style>
    <style:style style:name="P37" style:family="paragraph" style:parent-style-name="Text_20_body" style:list-style-name="L2">
      <style:text-properties fo:font-weight="normal" officeooo:rsid="00157e37" officeooo:paragraph-rsid="00158551" style:font-weight-asian="normal" style:font-weight-complex="normal"/>
    </style:style>
    <style:style style:name="P38" style:family="paragraph" style:parent-style-name="Text_20_body" style:list-style-name="L2">
      <style:text-properties fo:font-weight="normal" officeooo:rsid="00158551" officeooo:paragraph-rsid="00175470" style:font-weight-asian="normal" style:font-weight-complex="normal"/>
    </style:style>
    <style:style style:name="P39" style:family="paragraph" style:parent-style-name="Text_20_body" style:list-style-name="L3">
      <style:text-properties officeooo:rsid="00199b94" officeooo:paragraph-rsid="00199b94"/>
    </style:style>
    <style:style style:name="P40" style:family="paragraph" style:parent-style-name="Text_20_body" style:list-style-name="L6">
      <style:text-properties officeooo:rsid="00242c8d" officeooo:paragraph-rsid="00242c8d"/>
    </style:style>
    <style:style style:name="T1" style:family="text">
      <style:text-properties style:font-name="Times New Roman"/>
    </style:style>
    <style:style style:name="T2" style:family="text">
      <style:text-properties style:font-name="Times New Roman" officeooo:rsid="00104a75"/>
    </style:style>
    <style:style style:name="T3" style:family="text">
      <style:text-properties style:font-name="Times New Roman" officeooo:rsid="00109cd4"/>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officeooo:rsid="00109cd4" style:font-weight-asian="bold" style:font-weight-complex="bold"/>
    </style:style>
    <style:style style:name="T6" style:family="text">
      <style:text-properties style:font-name="Times New Roman" fo:font-weight="bold" officeooo:rsid="0013fced" style:font-weight-asian="bold" style:font-weight-complex="bold"/>
    </style:style>
    <style:style style:name="T7" style:family="text">
      <style:text-properties style:font-name="Times New Roman" fo:font-weight="bold" officeooo:rsid="00157e37"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normal" officeooo:rsid="001262e0" style:font-weight-asian="normal" style:font-weight-complex="normal"/>
    </style:style>
    <style:style style:name="T10" style:family="text">
      <style:text-properties style:font-name="Times New Roman" fo:font-weight="normal" officeooo:rsid="0013fced" style:font-weight-asian="normal" style:font-weight-complex="normal"/>
    </style:style>
    <style:style style:name="T11" style:family="text">
      <style:text-properties style:font-name="Times New Roman" fo:font-weight="normal" officeooo:rsid="002a8dc6" style:font-weight-asian="normal" style:font-weight-complex="normal"/>
    </style:style>
    <style:style style:name="T12" style:family="text">
      <style:text-properties style:font-name="Times New Roman" fo:font-weight="normal" officeooo:rsid="002b2ef3" style:font-weight-asian="normal" style:font-weight-complex="normal"/>
    </style:style>
    <style:style style:name="T13" style:family="text">
      <style:text-properties style:font-name="Times New Roman" fo:font-weight="normal" officeooo:rsid="00306ec6" style:font-weight-asian="normal" style:font-weight-complex="normal"/>
    </style:style>
    <style:style style:name="T14" style:family="text">
      <style:text-properties style:font-name="Times New Roman" officeooo:rsid="0013fced"/>
    </style:style>
    <style:style style:name="T15" style:family="text">
      <style:text-properties style:font-name="Times New Roman" officeooo:rsid="00158551"/>
    </style:style>
    <style:style style:name="T16" style:family="text">
      <style:text-properties style:font-name="Times New Roman" officeooo:rsid="00175470"/>
    </style:style>
    <style:style style:name="T17" style:family="text">
      <style:text-properties style:font-name="Times New Roman" officeooo:rsid="0018c9ec"/>
    </style:style>
    <style:style style:name="T18" style:family="text">
      <style:text-properties style:font-name="Times New Roman" officeooo:rsid="001a8210"/>
    </style:style>
    <style:style style:name="T19" style:family="text">
      <style:text-properties style:font-name="Times New Roman" fo:language="en" fo:country="SG"/>
    </style:style>
    <style:style style:name="T20" style:family="text">
      <style:text-properties style:font-name="Times New Roman" fo:language="en" fo:country="SG" officeooo:rsid="0020f027"/>
    </style:style>
    <style:style style:name="T21" style:family="text">
      <style:text-properties style:font-name="Times New Roman" fo:language="en" fo:country="SG" officeooo:rsid="0031634b"/>
    </style:style>
    <style:style style:name="T22" style:family="text">
      <style:text-properties style:font-name="Times New Roman" officeooo:rsid="0029fbbc"/>
    </style:style>
    <style:style style:name="T23" style:family="text">
      <style:text-properties style:font-name="Times New Roman" officeooo:rsid="002a442c"/>
    </style:style>
    <style:style style:name="T24" style:family="text">
      <style:text-properties style:font-name="Times New Roman" officeooo:rsid="002bdd24"/>
    </style:style>
    <style:style style:name="T25" style:family="text">
      <style:text-properties style:font-name="Times New Roman" officeooo:rsid="00306ec6"/>
    </style:style>
    <style:style style:name="T26" style:family="text">
      <style:text-properties officeooo:rsid="00158551"/>
    </style:style>
    <style:style style:name="T27" style:family="text">
      <style:text-properties officeooo:rsid="001bd27f"/>
    </style:style>
    <style:style style:name="T28" style:family="text">
      <style:text-properties officeooo:rsid="001cd3b6"/>
    </style:style>
    <style:style style:name="T29" style:family="text">
      <style:text-properties fo:language="en" fo:country="SG"/>
    </style:style>
    <style:style style:name="T30" style:family="text">
      <style:text-properties fo:language="en" fo:country="SG" officeooo:rsid="001efae3"/>
    </style:style>
    <style:style style:name="T31" style:family="text">
      <style:text-properties officeooo:rsid="002b2ef3"/>
    </style:style>
    <style:style style:name="T32" style:family="text">
      <style:text-properties officeooo:rsid="002bd1e3"/>
    </style:style>
    <style:style style:name="T33" style:family="text">
      <style:text-properties officeooo:rsid="00306ec6"/>
    </style:style>
    <style:style style:name="T34" style:family="text">
      <style:text-properties officeooo:rsid="0030d86d"/>
    </style:style>
    <style:style style:name="T35" style:family="text">
      <style:text-properties officeooo:rsid="0031634b"/>
    </style:style>
    <style:style style:name="T36" style:family="text">
      <style:text-properties officeooo:rsid="00318b53"/>
    </style:style>
    <style:style style:name="T37" style:family="text">
      <style:text-properties officeooo:rsid="0032b5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7">Prerequisits</text:span> of some of the Critical Operations </text:p>
      <text:p text:style-name="P11"><text:span text:style-name="T26">On </text:span>Trucking Planning Module</text:p>
      <text:h text:style-name="P16" text:outline-level="1">Terms Definitions</text:h>
      <text:list xml:id="list7035567914785209572" text:style-name="L1">
        <text:list-item>
          <text:p text:style-name="P20"><text:span text:style-name="T5">Truck Job:</text:span><text:span text:style-name="T3"> </text:span><text:span text:style-name="T22">The most important information in a Truck Job is: Customer Number, Quotation Number, Booking Date. It's more like a "Bussiness Contract" between the transport company and its customer, instead of a </text:span><text:span text:style-name="T23">physical </text:span><text:span text:style-name="T22">"Trucking Job".</text:span></text:p>
        </text:list-item>
        <text:list-item>
          <text:p text:style-name="P21"><text:span text:style-name="T4">Truck Job Trip:</text:span><text:span text:style-name="T1"> </text:span><text:span text:style-name="T22">A Truck Job Trip is the way to describe the booked trucking tasks, but it does not mean the real world truck will perform the "Truck Job Trip". In fact, the real world truck only performs the "Truck Job Trip Plan" which is decided by the "Planner".</text:span></text:p>
        </text:list-item>
        <text:list-item>
          <text:p text:style-name="P21"><text:span text:style-name="T4">Truck Job Trip Detail:</text:span><text:span text:style-name="T1"> <text:s/>A </text:span><text:span text:style-name="T14">T</text:span><text:span text:style-name="T1">ruck </text:span><text:span text:style-name="T14">J</text:span><text:span text:style-name="T1">ob </text:span><text:span text:style-name="T14">T</text:span><text:span text:style-name="T1">rip </text:span><text:span text:style-name="T14">D</text:span><text:span text:style-name="T1">etail is to describe a </text:span><text:span text:style-name="T14">T</text:span><text:span text:style-name="T1">ruck </text:span><text:span text:style-name="T14">J</text:span><text:span text:style-name="T1">ob </text:span><text:span text:style-name="T14">T</text:span><text:span text:style-name="T1">rip, such as a describtion of the cargo. A </text:span><text:span text:style-name="T14">T</text:span><text:span text:style-name="T1">ruck </text:span><text:span text:style-name="T14">J</text:span><text:span text:style-name="T1">ob </text:span><text:span text:style-name="T14">T</text:span><text:span text:style-name="T1">rip may or may not have a </text:span><text:span text:style-name="T14">T</text:span><text:span text:style-name="T1">ruck </text:span><text:span text:style-name="T14">J</text:span><text:span text:style-name="T1">ob </text:span><text:span text:style-name="T14">T</text:span><text:span text:style-name="T1">rip </text:span><text:span text:style-name="T14">D</text:span><text:span text:style-name="T1">etail, </text:span><text:span text:style-name="T23">it depends on how to describe the Truck Job Trip. For example, if a Truck Job Trip is invoiced by different UOMs, it must have a detail for every different UOM.</text:span></text:p>
        </text:list-item>
        <text:list-item>
          <text:p text:style-name="P22"><text:span text:style-name="T1">Truck Job Trip Plan: </text:span><text:span text:style-name="T8">In the real world, a truck may not be able to execute a </text:span><text:span text:style-name="T10">T</text:span><text:span text:style-name="T8">ruck </text:span><text:span text:style-name="T10">J</text:span><text:span text:style-name="T8">ob </text:span><text:span text:style-name="T10">T</text:span><text:span text:style-name="T8">rip at one go</text:span><text:span text:style-name="T10">(cargo weight exceeded truck capacity)</text:span><text:span text:style-name="T8">, and that truck job trip may be carried out by the same truck </text:span><text:span text:style-name="T10">by </text:span><text:span text:style-name="T9">several times or by different trucks. Each carry out has a truck job trip plan</text:span><text:span text:style-name="T10">(from where to where, how much cargo to carry)</text:span><text:span text:style-name="T9">. So a truck job trip plan is a real world plan to carry out a truck job trip.</text:span></text:p>
        </text:list-item>
        <text:list-item>
          <text:p text:style-name="P23"><text:span text:style-name="T1">Plan Truck Trip: </text:span><text:span text:style-name="T8">Truck </text:span><text:span text:style-name="T10">Daily </text:span><text:span text:style-name="T8">Plan could be a better name for Plan Truck Trip. A Truck </text:span><text:span text:style-name="T10">Daily</text:span><text:span text:style-name="T8"> Plan is the daily plan for a certain truck, </text:span><text:span text:style-name="T10">it's like a daily schedule.</text:span><text:span text:style-name="T8"> </text:span><text:span text:style-name="T10">Truck</text:span><text:span text:style-name="T8"> </text:span><text:span text:style-name="T10">D</text:span><text:span text:style-name="T8">aily </text:span><text:span text:style-name="T10">P</text:span><text:span text:style-name="T8">lan</text:span><text:span text:style-name="T10"> usually consists several sub-plans or "appointments".</text:span></text:p>
        </text:list-item>
        <text:list-item>
          <text:p text:style-name="P24"><text:span text:style-name="T1">Plan Truck Sub Trip: </text:span><text:span text:style-name="T8">Truck Daily Sub Plan could be a better name for Plan Truck Sub Trip. A Truck Daily Plan consists of several Truck Daily Sub Plans. The Truck Daily Sub Plan is like an appointment in a schedule(</text:span><text:span text:style-name="T13">the </text:span><text:span text:style-name="T8">Truck Daily Plan). That appointment indicates: when and where the truck should appear</text:span><text:span text:style-name="T11">(and what tasks it's currently carring)</text:span><text:span text:style-name="T8">.</text:span></text:p>
        </text:list-item>
        <text:list-item>
          <text:p text:style-name="P25"><text:span text:style-name="T1">Plan Truck Sub Trip Job: </text:span><text:span text:style-name="T8">Truck Daily Sub Plan Job could be a better name. A Plan Truck Sub Trip Job is a "</text:span><text:span text:style-name="T12">Job</text:span><text:span text:style-name="T8">"</text:span><text:span text:style-name="T12">or a "Task</text:span><text:span text:style-name="T8">" that a Truck Daily Sub Plan takes. A Truck Daily Sub Plan may take one or many Truck Daily Sub Plan Jobs. </text:span></text:p>
        </text:list-item>
      </text:list>
      <text:h text:style-name="P17" text:outline-level="1">Relationships of the Terms</text:h>
      <text:list xml:id="list8820838167840338508" text:style-name="L2">
        <text:list-item>
          <text:p text:style-name="P27"><text:span text:style-name="T6">A</text:span><text:span text:style-name="T7">t Job Side(also called the booking side)</text:span></text:p>
          <text:list>
            <text:list-item>
              <text:p text:style-name="P28">A Truck Job is broken into several Truck Job Trips</text:p>
            </text:list-item>
            <text:list-item>
              <text:p text:style-name="P28">A Truck Job Trip is broken into several Truck Job Trip Details</text:p>
            </text:list-item>
            <text:list-item>
              <text:p text:style-name="P28">A Truck Job <text:span text:style-name="T31">Trip </text:span>is carried out by several Truck Job Trip Plans</text:p>
            </text:list-item>
          </text:list>
        </text:list-item>
        <text:list-item>
          <text:p text:style-name="P30">At Plan Side(also called the schedule side)</text:p>
          <text:list>
            <text:list-item>
              <text:p text:style-name="P28">A Truck Daily Plan consists of several Truck Daily Sub Plans, a Truck Daily Plan is like a daily scheduler of a certain truck.</text:p>
            </text:list-item>
            <text:list-item>
              <text:p text:style-name="P28">A Truck Daily Sub Plan is one of the sub plans of a daily scheduler. The Truck Daily <text:soft-page-break/>Sub Plan is like an appointment in a daily scheduler. It indicates that when &amp; where the truck must appear<text:span text:style-name="T32">(and also what tasks it's currently carring)</text:span>.</text:p>
            </text:list-item>
            <text:list-item>
              <text:p text:style-name="P28">Plan Truck Sub Trip Job: A truck in a Truck Daily Sub Plan will perform some tasks, that task is a Truck Daily Sub Plan Job, namely the Plan Truck Sub Trip Job. A Truck Daily Sub Plan may take several "tasks" or Plan Truck Sub Trip Jobs</text:p>
            </text:list-item>
          </text:list>
        </text:list-item>
        <text:list-item>
          <text:p text:style-name="P26"><text:span text:style-name="T1">Relationships between </text:span><text:span text:style-name="T15">the</text:span><text:span text:style-name="T1"> Job Side(Booking Side) and Planning Side(Schedule Side)</text:span></text:p>
          <text:list>
            <text:list-item>
              <text:p text:style-name="P36"><text:span text:style-name="T1">When the planner aims at a Truck Job Trip, </text:span><text:span text:style-name="T16">there are two ways for him to transfer it to the planning side.</text:span></text:p>
              <text:list>
                <text:list-item>
                  <text:p text:style-name="P29"><text:s/>When the cargo can be carried by the chosen truck at one go, he can add that Truck Job Trip directly to a Truck Daily Sub Plan. In that case, the Truck Job Trip equals to the Truck Job Trip Plan; </text:p>
                </text:list-item>
                <text:list-item>
                  <text:p text:style-name="P36"><text:span text:style-name="T16">When the cargo cannot be carried by one truck, he divides the task </text:span><text:span text:style-name="T24">and assigns to</text:span><text:span text:style-name="T16"> several different trucks or for the same truck but for different durations in a day. In that case, there'll be several Truck Job Trip Plans for the Truck Job Trip.</text:span><text:span text:style-name="T1"> </text:span></text:p>
                </text:list-item>
              </text:list>
            </text:list-item>
            <text:list-item>
              <text:p text:style-name="P38"><text:span text:style-name="T15">W</text:span><text:span text:style-name="T1">hen the Truck Job Trip </text:span><text:span text:style-name="T16">is </text:span><text:span text:style-name="T1">completely transfer</text:span><text:span text:style-name="T16">red</text:span><text:span text:style-name="T1"> to the planning side, and </text:span><text:span text:style-name="T16">has </text:span><text:span text:style-name="T1">been performed completely by the planning side, the Truck Job Trip is to be set to "Completed" at the planning side.</text:span></text:p>
            </text:list-item>
            <text:list-item>
              <text:p text:style-name="P37"><text:span text:style-name="T15"><text:s/>When all of the Truck Job Trips are transfer</text:span><text:span text:style-name="T16">r</text:span><text:span text:style-name="T15">ed to the planning side and </text:span><text:span text:style-name="T17">all have</text:span><text:span text:style-name="T15"> been completed, the whole Truck Job is to be set to "Completed" at the planning side. </text:span><text:span text:style-name="T17">The Truck Job is then completed.</text:span></text:p>
            </text:list-item>
          </text:list>
        </text:list-item>
      </text:list>
      <text:h text:style-name="P18" text:outline-level="1"><text:span text:style-name="T16">Operation 1: </text:span><text:span text:style-name="T2">Add a Truck Job Trip to an existing Plan Truck SubTrip</text:span></text:h>
      <text:p text:style-name="P3">As mentioned above at "Relationships between Booking side and Planning Side", there are two cases:</text:p>
      <text:list xml:id="list4246491565426196481" text:style-name="L3">
        <text:list-item>
          <text:p text:style-name="P39"><text:span text:style-name="T1">Case 1: Add the whole Truck Job Trip to the Plan Truck Sub Trip, </text:span><text:span text:style-name="T18">c</text:span><text:span text:style-name="T1">riterials:</text:span></text:p>
          <text:list>
            <text:list-item>
              <text:p text:style-name="P31">The start stop of the Truck Job Trip must be the same with that of the Plan Truck Sub Trip. </text:p>
              <text:p text:style-name="P31">Explanation: A Truck Daily Sub Plan is like an Appointment in a daily schedule, it indicates that when &amp; where a truck appears. If the start stop of the Truck Daily Sub Plan does not match that of the Truck Job Trip, that means the truck is at somewhere eles, the truck can not be there at that time, to perform the Truck Job Trip you're going to add.</text:p>
            </text:list-item>
            <text:list-item>
              <text:p text:style-name="P31">End stop can be different but that end stop must appear in the following Truck Daily Sub Plans.</text:p>
              <text:p text:style-name="P31">Explanation: A Truck Daily Sub Plan is like an Appoitment in a daily schedule. The truck will appear and only appear at the defined time and place. A Truck Job Trip ends no where in all defined <text:span text:style-name="T34">stops</text:span> will break the whole schedule. One thing you can do is, add a new appointment(Truck Daily Sub Plan), which says that the truck will <text:span text:style-name="T35">start / </text:span>stop there, and be careful that new appointment will affact the whole schedule.</text:p>
            </text:list-item>
          </text:list>
        </text:list-item>
        <text:list-item>
          <text:p text:style-name="P32">Case 2: Add partial of the Truck Job Trip to the Plan Truck Sub Trip, criterials:</text:p>
          <text:list>
            <text:list-item>
              <text:p text:style-name="P32">Add a part of the Truck Job Trip to the Plan Truck Sub Trip means you're going to divide the Truck Job Trip into several Truck Job Trip Plans, and you're going to add one of the Truck Job Trip Plan into the <text:span text:style-name="T33">Truck Daily Sub Plan(</text:span>Plan Truck Sub Trip<text:span text:style-name="T33">)</text:span>, the ones that are not added are left behind.</text:p>
            </text:list-item>
            <text:list-item>
              <text:p text:style-name="P32">Again, the start stop of the new Truck Job Trip Plan must be the same with the Truck Daily Sub Plan, and if the end stop is not the same with the Truck Daily Sub Plan, it must ends at somewhere of the following Truck Daily Sub Plans <text:span text:style-name="T33">start / </text:span>end stop. <text:span text:style-name="T33">O</text:span>therwise, you need to create a new Truck Daily Sub Plan <text:span text:style-name="T33">to start or end at</text:span> that stop first.</text:p>
            </text:list-item>
          </text:list>
        </text:list-item>
      </text:list>
      <text:h text:style-name="P19" text:outline-level="1">Operation 2: Drag a Truck Job Trip from the form FrmTruckJobTrips into an Empty area of the Schedule Control</text:h>
      <text:p text:style-name="P4"/>
      <text:p text:style-name="P9">Drag a Truck Job Trip to an empty area of the Scheduler Control means:</text:p>
      <text:list xml:id="list2491288922804965207" text:style-name="L4">
        <text:list-item>
          <text:p text:style-name="P14">You're going to make an new appointment among the existing appointments.</text:p>
        </text:list-item>
        <text:list-item>
          <text:p text:style-name="P14">The new appointment contains the whole Truck Job Trip as its Truck Daily Sub Plan Job, and that is its sole Truck Daily Sub Plan Job.</text:p>
        </text:list-item>
        <text:list-item>
          <text:p text:style-name="P14">The Truck Job Trip you dragged is going to have only one Truck Job Trip Plan, that plan is to execute the Truck Job Trip at one go.</text:p>
        </text:list-item>
        <text:list-item>
          <text:p text:style-name="P14">The new appointment's start time depends on where you dropped the Truck Job Trip<text:span text:style-name="T28">(The end time depends on the default time-interval of a drag-drop Truck Job Trip).</text:span></text:p>
        </text:list-item>
        <text:list-item>
          <text:p text:style-name="P14">The new appointment's start / end stop defaults to those of the Truck Job Trip.</text:p>
        </text:list-item>
      </text:list>
      <text:p text:style-name="P9">So the prerequisites are:</text:p>
      <text:list xml:id="list2419728057568187709" text:style-name="L5">
        <text:list-item>
          <text:p text:style-name="P15">If the schedule is still blank, you'll succeed.</text:p>
        </text:list-item>
        <text:list-item>
          <text:p text:style-name="P15">If the Truck Daily Plan you're going to drop to already has some Truck Daily Sub Plans, be careful:</text:p>
          <text:list>
            <text:list-item>
              <text:p text:style-name="P15">If you're going to drop that Truck Job Trip before all the exisitng Truck Daily Sub Plans, you need to make sure its end stop appears in the Truck Daily Sub Plan stops. </text:p>
            </text:list-item>
            <text:list-item>
              <text:p text:style-name="P15">If you're going to drop that Truck Job Trip among the existing Truck Daily Sub Plans, you need to make sure its start stop equal to the end stop of its <text:span text:style-name="T29">preceding Truck Daily Sub Plan. Also you need to make sure its end stop equals to the start stop of the following Truck Sub Trip.</text:span></text:p>
            </text:list-item>
          </text:list>
        </text:list-item>
      </text:list>
      <text:h text:style-name="P19" text:outline-level="1">Operation 3: Drag-Drop a Truck Job Trip into An Existing Appointment</text:h>
      <text:p text:style-name="P10">Drag a Truck Job Trip from FrmTruckJobTrips to an Existing Appointment means:</text:p>
      <text:p text:style-name="P10">You're going to perform Operation 1, the only difference is, the exising appointment may already have some <text:span text:style-name="T35">Truck Daily Sub Plan Jobs(Plan </text:span>Truck Sub Trip Jobs<text:span text:style-name="T35">).</text:span></text:p>
      <text:p text:style-name="P10">As for now, we don't check the Truck Capacity of the truck comparing to <text:s/>the Job Trip Cargo Weight / Volume, so the prerequisite remain the same as Operation 1 does.</text:p>
      <text:h text:style-name="P19" text:outline-level="1"><text:span text:style-name="T29">Operation 4: Drag an Appointment across Truck Daily Plans </text:span><text:span text:style-name="T30">and Drop</text:span></text:h>
      <text:p text:style-name="P2"><text:span text:style-name="T19">You drag an Appointment from one Truck Daily Plan to another means: you're going to keep all the tasks inside the Appointment unchanged, but changing the driver(also the truck). </text:span><text:span text:style-name="T20">The prerequisites will be:</text:span></text:p>
      <text:list xml:id="list664413172756614845" text:style-name="L6">
        <text:list-item>
          <text:p text:style-name="P40"><text:span text:style-name="T20">I</text:span><text:span text:style-name="T19">f the appointment you dragged is empty</text:span><text:span text:style-name="T21">(no Truck Daily Sub Plan Jobs)</text:span><text:span text:style-name="T19">, the prerequisits are the same with Operation 1.</text:span></text:p>
        </text:list-item>
        <text:list-item>
          <text:p text:style-name="P33">If the appointment you dragged has some Truck Daily Sub Plan Jobs:</text:p>
        </text:list-item>
      </text:list>
      <text:list xml:id="list3409432502103175002" text:style-name="L7">
        <text:list-item>
          <text:list>
            <text:list-item>
              <text:p text:style-name="P34">Make sure all the Truck Daily Sub Plan Jobs start at the same stop of the dragged appointment.</text:p>
            </text:list-item>
            <text:list-item>
              <text:p text:style-name="P35">Make sure the start stop(which is also all the Truck Daily Sub Plan Jobs' start stop) must be the end stop of the preceeding appointment<text:span text:style-name="T35">(if any)</text:span>.</text:p>
            </text:list-item>
            <text:list-item>
              <text:p text:style-name="P34">Make sure all the Truck Daily Sub Plan Jobs have somewhere to end up in the stops of <text:span text:style-name="T36">its</text:span> following appointments.</text:p>
            </text:list-item>
          </text:list>
        </text:list-item>
      </text:list>
      <text:p text:style-name="P6">P.S. In the existing codes, the CanChangeDriver() method in class PlanTruckSubTrip restricts that all Truck Daily Sub Plan Jobs have to end in the same stop as the Truck Daily Sub Plan does.</text:p>
      <text:p text:style-name="P13">What Are Missing from Our Trucking Planning System?</text:p>
      <text:p text:style-name="P8"><text:s text:c="4"/>Yes, if all the trucks perform their tasks exactly <text:span text:style-name="T37">like</text:span> the appointments <text:span text:style-name="T37">tell</text:span>, everything goes fine. What if a truck borken down half way, <text:span text:style-name="T37">or something unexpected happens?</text:span></text:p>
      <text:p text:style-name="P7"/>
      <text:p text:style-name="P5"/>
      <text:list xml:id="list92817141159003" text:continue-list="list2419728057568187709" text:style-name="L5">
        <text:list-item>
          <text:list>
            <text:list-header>
              <text:p text:style-name="P1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0M32S</meta:editing-duration>
    <meta:editing-cycles>31</meta:editing-cycles>
    <meta:generator>LibreOffice/4.1.5.3$Windows_x86 LibreOffice_project/1c1366bba2ba2b554cd2ca4d87c06da81c05d24</meta:generator>
    <dc:date>2014-04-04T09:28:17.036000000</dc:date>
    <meta:document-statistic meta:table-count="0" meta:image-count="0" meta:object-count="0" meta:page-count="7" meta:paragraph-count="62" meta:word-count="1725" meta:character-count="9098" meta:non-whitespace-character-count="7460"/>
    <meta:user-defined meta:name="Info 1"/>
    <meta:user-defined meta:name="Info 2"/>
    <meta:user-defined meta:name="Info 3"/>
    <meta:user-defined meta:name="Info 4"/>
  </office:meta>
</office:document-meta>
</file>